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Heading_20_1">
      <style:text-properties fo:language="ru" fo:country="RU" style:language-asian="ru" style:country-asian="RU"/>
    </style:style>
    <style:style style:name="P6" style:family="paragraph" style:parent-style-name="Heading_20_4">
      <style:paragraph-properties fo:break-before="page"/>
    </style:style>
    <style:style style:name="P7" style:family="paragraph" style:parent-style-name="Код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language-asian="ru" style:country-asian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ru" style:country-asian="RU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Расчетно-графическая работа</text:h>
      <text:h text:style-name="Heading_20_4" text:outline-level="4"><text:span text:style-name="T5">Р</text:span><text:span text:style-name="T3">1 [#</text:span><text:span text:style-name="T5">2</text:span><text:span text:style-name="T3">0]</text:span></text:h>
      <text:p text:style-name="P2">Разработайте программу <text:span text:style-name="T1">BuildIndex</text:span>1, которая анализирует входной текстовый файл, разбивает его на отдельные слова и строит текстовый файл индекса в следующем формате:</text:p>
      <text:p text:style-name="P2"/>
      <text:p text:style-name="Код">&lt;слово&gt; &lt;количество вхождений в исходном файле&gt;</text:p>
      <text:p text:style-name="Standard"/>
      <text:p text:style-name="Standard">Записи в файле индекса должны быть отсортированы по полю &lt;слово&gt;.</text:p>
      <text:p text:style-name="Standard"><text:span text:style-name="T4">Сортировку выполнять в оперативной памяти, с помощью списка или бинарного дерева. Для хранения слов использовать тип </text:span><text:span text:style-name="T1">STRING </text:span><text:span text:style-name="T4">ограниченной длины. Затем содержимое списка должно выводиться в выходной файл.</text:span></text:p>
      <text:h text:style-name="Heading_20_4" text:outline-level="4">Р2 <text:span text:style-name="T1">[#</text:span><text:span text:style-name="T4">4</text:span><text:span text:style-name="T1">0]</text:span></text:h>
      <text:p text:style-name="P3">Модифицируйте программу <text:span text:style-name="T1">BuildIndex1 </text:span>таким образом, чтобы она не зависела от количества доступной оперативной памяти.</text:p>
      <text:p text:style-name="P3">Сделать в программе ограничение на максимальное количество слов, которое может храниться в памяти одновременно. При достижении этого ограничения отправлять данные в выходной файл, сохраняя его упорядоченность (решить задачу слияния двух упорядоченных последовательностей, см. сортировку слиянием, лекция 10).</text:p>
      <text:p text:style-name="P3">Стандартное решение: слияние двух текстовых файлов в третий.</text:p>
      <text:p text:style-name="P3">Хорошее решение: слияние списка с текстовым файлом. <text:span text:style-name="T6">(+</text:span><text:span text:style-name="T2">5 </text:span><text:span text:style-name="T6">баллов)</text:span></text:p>
      <text:p text:style-name="P3">Очень хорошее решение: слияние дерева с текстовым файлом. <text:span text:style-name="T6">(+20 баллов)</text:span></text:p>
      <text:p text:style-name="P3">При этом необходимо правильно работать с памятью, не допускать ее утечек.</text:p>
      <text:p text:style-name="P3"/>
      <text:p text:style-name="P3">При выполнении РГР можно использовать все возможности языка <text:span text:style-name="T1">PASCAL.</text:span></text:p>
      <text:h text:style-name="Heading_20_4" text:outline-level="4"/>
      <text:h text:style-name="P6" text:outline-level="4"><text:span text:style-name="T4">Для </text:span><text:span text:style-name="T1">c</text:span><text:span text:style-name="T4">правки: с</text:span>троки (тип данных <text:span text:style-name="T1">STRING)</text:span></text:h>
      <text:p text:style-name="P4">Тип данных <text:span text:style-name="T1">STRING </text:span>определяет строки с максимальной длиной 255 символов. Переменная такого типа может хранить значения переменной длины.</text:p>
      <text:p text:style-name="P4">Объявление переменных типа <text:span text:style-name="T1">STRING:</text:span></text:p>
      <text:p text:style-name="P7">VAR</text:p>
      <text:p text:style-name="Код"><text:span text:style-name="T1"><text:s text:c="2"/>S1: STRING; {</text:span><text:span text:style-name="T4">строка максимальной длиной 255 символов</text:span><text:span text:style-name="T1">}</text:span></text:p>
      <text:p text:style-name="Код"><text:span text:style-name="T1"><text:s text:c="2"/>S2: STRING[30]; {</text:span><text:span text:style-name="T4">строка максимальной длиной 30 символов</text:span><text:span text:style-name="T1">}</text:span></text:p>
      <text:p text:style-name="P4"/>
      <text:p text:style-name="P4">Для строк определена операция конкатенации (+):</text:p>
      <text:p text:style-name="Код">S3 := S1 + S2</text:p>
      <text:p text:style-name="P4"/>
      <text:p text:style-name="P4">Операции сравнения (=, <text:span text:style-name="T1">&lt;&gt;, &gt;=, &lt;=, &gt;, &lt;) </text:span>сравнивают строки в лексикографическом порядке.</text:p>
      <text:p text:style-name="P4">Обращение к отдельным буквам строки производится аналогично массивам. Индексы букв считаются с 1. Элемент строки с индексом <text:span text:style-name="T1">0 </text:span>хранит длину строки.</text:p>
      <text:p text:style-name="P4">Длину строки можно узнать функцией <text:span text:style-name="T1">Length:</text:span></text:p>
      <text:p text:style-name="P7">S1 := “String”;</text:p>
      <text:p text:style-name="P7">WRITELN(Length(S1));<text:tab/>//6</text:p>
      <text:p text:style-name="P4"/>
      <text:p text:style-name="P4">Операторы <text:span text:style-name="T1">READ </text:span>и <text:span text:style-name="T1">WRITE </text:span>работают со строками. Пример: копирование <text:span text:style-name="T1">INPUT </text:span>в <text:span text:style-name="T1">OUTPUT.</text:span></text:p>
      <text:p text:style-name="P7">PROGRAM CopyStrings(INPUT, OUTPUT);</text:p>
      <text:p text:style-name="P7">VAR</text:p>
      <text:p text:style-name="P7"><text:s text:c="2"/>S1: STRING[30];</text:p>
      <text:p text:style-name="P7">BEGIN</text:p>
      <text:p text:style-name="P7"><text:s text:c="2"/>WHILE NOT EOF</text:p>
      <text:p text:style-name="P7"><text:s text:c="2"/>DO</text:p>
      <text:p text:style-name="Код"><text:s text:c="4"/>BEGIN</text:p>
      <text:p text:style-name="Код"><text:span text:style-name="T1"><text:s text:c="6"/>IF NOT EOLN</text:span></text:p>
      <text:p text:style-name="Код"><text:span text:style-name="T1"><text:s text:c="6"/>THEN</text:span></text:p>
      <text:p text:style-name="Код"><text:span text:style-name="T1"><text:s text:c="8"/>BEGIN</text:span></text:p>
      <text:p text:style-name="Код"><text:span text:style-name="T1"><text:s text:c="10"/>READ(S1); {</text:span><text:span text:style-name="T4">Чтение не более 30 символов до </text:span><text:span text:style-name="T1">EOLN}</text:span></text:p>
      <text:p text:style-name="P7"><text:s text:c="10"/>WRITE(S1)</text:p>
      <text:p text:style-name="P7"><text:s text:c="8"/>END</text:p>
      <text:p text:style-name="Код"><text:span text:style-name="T1"><text:s text:c="6"/>ELSE </text:span><text:span text:style-name="T4">{Если подошли к концу строки, его нужно обработать}</text:span></text:p>
      <text:p text:style-name="P7"><text:s text:c="8"/>BEGIN</text:p>
      <text:p text:style-name="P7"><text:s text:c="10"/>READLN;</text:p>
      <text:p text:style-name="P7"><text:s text:c="10"/>WRITELN</text:p>
      <text:p text:style-name="P7"><text:s text:c="8"/>END</text:p>
      <text:p text:style-name="P7"><text:s text:c="4"/>END</text:p>
      <text:p text:style-name="P7">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02cm solid #b2b2b2" style:shadow="none"/>
      <style:text-properties style:font-name="Courier New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4:13:47.03</meta:creation-date>
    <meta:editing-duration>PT11H29M7S</meta:editing-duration>
    <meta:editing-cycles>46</meta:editing-cycles>
    <meta:generator>OpenOffice/4.1.1$Win32 OpenOffice.org_project/411m6$Build-9775</meta:generator>
    <dc:date>2016-04-23T06:33:38.31</dc:date>
    <dc:creator>Igor Larionov</dc:creator>
    <meta:document-statistic meta:table-count="0" meta:image-count="0" meta:object-count="0" meta:page-count="2" meta:paragraph-count="50" meta:word-count="331" meta:character-count="2481"/>
    <meta:template xlink:type="simple" xlink:actuate="onRequest" xlink:title="шабон" xlink:href="file:///C:/Documents%20and%20Settings/UserXP/Application%20Data/OpenOffice/4/user/template/шабон.ott" meta:date="2014-09-21T14:13:46.70"/>
  </office:meta>
</office:document-meta>
</file>